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0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104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104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 style:data-style-name="N104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104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m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business</text:p>
          </table:table-cell>
          <table:table-cell table:number-columns-repeated="2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currency" office:currency="USD" office:value="40110" calcext:value-type="currency">
            <text:p>$40,110.00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currency" office:currency="USD" office:value="46094" calcext:value-type="currency">
            <text:p>$46,094.00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currency" office:currency="USD" office:value="5892" calcext:value-type="currency">
            <text:p>$5,892.00</text:p>
          </table:table-cell>
          <table:table-cell office:value-type="string" calcext:value-type="string">
            <text:p>Burban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currency" office:currency="USD" office:value="10976" calcext:value-type="currency">
            <text:p>$10,976.00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currency" office:currency="USD" office:value="26201" calcext:value-type="currency">
            <text:p>$26,201.00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currency" office:currency="USD" office:value="21936" calcext:value-type="currency">
            <text:p>$21,936.00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currency" office:currency="USD" office:value="2669" calcext:value-type="currency">
            <text:p>$2,669.00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currency" office:currency="USD" office:value="18182" calcext:value-type="currency">
            <text:p>$18,182.00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currency" office:currency="USD" office:value="32850" calcext:value-type="currency">
            <text:p>$32,850.00</text:p>
          </table:table-cell>
          <table:table-cell office:value-type="string" calcext:value-type="string">
            <text:p>Fuller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currency" office:currency="USD" office:value="23228" calcext:value-type="currency">
            <text:p>$23,228.00</text:p>
          </table:table-cell>
          <table:table-cell office:value-type="string" calcext:value-type="string">
            <text:p>Garden Grov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currency" office:currency="USD" office:value="24187" calcext:value-type="currency">
            <text:p>$24,187.00</text:p>
          </table:table-cell>
          <table:table-cell office:value-type="string" calcext:value-type="string">
            <text:p>Garden Grov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currency" office:currency="USD" office:value="44377" calcext:value-type="currency">
            <text:p>$44,377.00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currency" office:currency="USD" office:value="30168" calcext:value-type="currency">
            <text:p>$30,168.00</text:p>
          </table:table-cell>
          <table:table-cell office:value-type="string" calcext:value-type="string">
            <text:p>Inglewoo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currency" office:currency="USD" office:value="15851" calcext:value-type="currency">
            <text:p>$15,851.00</text:p>
          </table:table-cell>
          <table:table-cell office:value-type="string" calcext:value-type="string">
            <text:p>Inglewoo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currency" office:currency="USD" office:value="33404" calcext:value-type="currency">
            <text:p>$33,404.00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currency" office:currency="USD" office:value="37324" calcext:value-type="currency">
            <text:p>$37,324.0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currency" office:currency="USD" office:value="1467" calcext:value-type="currency">
            <text:p>$1,467.00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currency" office:currency="USD" office:value="45467" calcext:value-type="currency">
            <text:p>$45,467.00</text:p>
          </table:table-cell>
          <table:table-cell office:value-type="string" calcext:value-type="string">
            <text:p>North Hollywoo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currency" office:currency="USD" office:value="18601" calcext:value-type="currency">
            <text:p>$18,601.00</text:p>
          </table:table-cell>
          <table:table-cell office:value-type="string" calcext:value-type="string">
            <text:p>North Hollywoo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currency" office:currency="USD" office:value="5872" calcext:value-type="currency">
            <text:p>$5,872.00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currency" office:currency="USD" office:value="28297" calcext:value-type="currency">
            <text:p>$28,297.00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currency" office:currency="USD" office:value="22549" calcext:value-type="currency">
            <text:p>$22,549.00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currency" office:currency="USD" office:value="33882" calcext:value-type="currency">
            <text:p>$33,882.00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currency" office:currency="USD" office:value="41143" calcext:value-type="currency">
            <text:p>$41,143.00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currency" office:currency="USD" office:value="31949" calcext:value-type="currency">
            <text:p>$31,949.00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currency" office:currency="USD" office:value="25157" calcext:value-type="currency">
            <text:p>$25,157.00</text:p>
          </table:table-cell>
          <table:table-cell office:value-type="string" calcext:value-type="string">
            <text:p>Petalum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currency" office:currency="USD" office:value="13723" calcext:value-type="currency">
            <text:p>$13,723.00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currency" office:currency="USD" office:value="40566" calcext:value-type="currency">
            <text:p>$40,566.00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currency" office:currency="USD" office:value="15231" calcext:value-type="currency">
            <text:p>$15,231.00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currency" office:currency="USD" office:value="3572" calcext:value-type="currency">
            <text:p>$3,572.00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currency" office:currency="USD" office:value="36185" calcext:value-type="currency">
            <text:p>$36,185.00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currency" office:currency="USD" office:value="37824" calcext:value-type="currency">
            <text:p>$37,824.00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currency" office:currency="USD" office:value="17398" calcext:value-type="currency">
            <text:p>$17,398.00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currency" office:currency="USD" office:value="25511" calcext:value-type="currency">
            <text:p>$25,511.00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currency" office:currency="USD" office:value="33641" calcext:value-type="currency">
            <text:p>$33,641.00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currency" office:currency="USD" office:value="1016" calcext:value-type="currency">
            <text:p>$1,016.00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currency" office:currency="USD" office:value="32418" calcext:value-type="currency">
            <text:p>$32,418.00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currency" office:currency="USD" office:value="41095" calcext:value-type="currency">
            <text:p>$41,095.00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currency" office:currency="USD" office:value="43950" calcext:value-type="currency">
            <text:p>$43,950.0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currency" office:currency="USD" office:value="20615" calcext:value-type="currency">
            <text:p>$20,615.00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currency" office:currency="USD" office:value="29365" calcext:value-type="currency">
            <text:p>$29,365.00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currency" office:currency="USD" office:value="37270" calcext:value-type="currency">
            <text:p>$37,270.00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currency" office:currency="USD" office:value="2359" calcext:value-type="currency">
            <text:p>$2,359.00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currency" office:currency="USD" office:value="30339" calcext:value-type="currency">
            <text:p>$30,339.00</text:p>
          </table:table-cell>
          <table:table-cell office:value-type="string" calcext:value-type="string">
            <text:p>Torranc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currency" office:currency="USD" office:value="25293" calcext:value-type="currency">
            <text:p>$25,293.00</text:p>
          </table:table-cell>
          <table:table-cell office:value-type="string" calcext:value-type="string">
            <text:p>Van Nuy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currency" office:currency="USD" office:value="12855" calcext:value-type="currency">
            <text:p>$12,855.00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currency" office:currency="USD" office:value="5141" calcext:value-type="currency">
            <text:p>$5,141.00</text:p>
          </table:table-cell>
          <table:table-cell office:value-type="string" calcext:value-type="string">
            <text:p>Whittie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mall Business</text:p>
          </table:table-cell>
          <table:table-cell table:number-columns-repeated="2"/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ivot Table_Sheet1_1" table:style-name="ta1">
        <table:table-column table:style-name="co3" table:default-cell-style-name="ce4"/>
        <table:table-column table:style-name="co4" table:default-cell-style-name="ce8"/>
        <table:table-row table:style-name="ro1">
          <table:table-cell table:style-name="ce2" office:value-type="string" calcext:value-type="string">
            <text:p>city</text:p>
          </table:table-cell>
          <table:table-cell table:style-name="ce6" office:value-type="string" calcext:value-type="string">
            <text:p>Sum - balance</text:p>
          </table:table-cell>
        </table:table-row>
        <table:table-row table:style-name="ro1">
          <table:table-cell table:style-name="ce3" office:value-type="string" calcext:value-type="string">
            <text:p>Bakersfield</text:p>
          </table:table-cell>
          <table:table-cell table:style-name="ce7" office:value-type="currency" office:currency="USD" office:value="86204" calcext:value-type="currency">
            <text:p>$86,204.00</text:p>
          </table:table-cell>
        </table:table-row>
        <table:table-row table:style-name="ro1">
          <table:table-cell office:value-type="string" calcext:value-type="string">
            <text:p>Burbank</text:p>
          </table:table-cell>
          <table:table-cell office:value-type="currency" office:currency="USD" office:value="5892" calcext:value-type="currency">
            <text:p>$5,892.00</text:p>
          </table:table-cell>
        </table:table-row>
        <table:table-row table:style-name="ro1">
          <table:table-cell office:value-type="string" calcext:value-type="string">
            <text:p>Concord</text:p>
          </table:table-cell>
          <table:table-cell office:value-type="currency" office:currency="USD" office:value="10976" calcext:value-type="currency">
            <text:p>$10,976.00</text:p>
          </table:table-cell>
        </table:table-row>
        <table:table-row table:style-name="ro1">
          <table:table-cell office:value-type="string" calcext:value-type="string">
            <text:p>Fresno</text:p>
          </table:table-cell>
          <table:table-cell office:value-type="currency" office:currency="USD" office:value="68988" calcext:value-type="currency">
            <text:p>$68,988.00</text:p>
          </table:table-cell>
        </table:table-row>
        <table:table-row table:style-name="ro1">
          <table:table-cell office:value-type="string" calcext:value-type="string">
            <text:p>Fullerton</text:p>
          </table:table-cell>
          <table:table-cell office:value-type="currency" office:currency="USD" office:value="32850" calcext:value-type="currency">
            <text:p>$32,850.00</text:p>
          </table:table-cell>
        </table:table-row>
        <table:table-row table:style-name="ro1">
          <table:table-cell office:value-type="string" calcext:value-type="string">
            <text:p>Garden Grove</text:p>
          </table:table-cell>
          <table:table-cell office:value-type="currency" office:currency="USD" office:value="47415" calcext:value-type="currency">
            <text:p>$47,415.00</text:p>
          </table:table-cell>
        </table:table-row>
        <table:table-row table:style-name="ro1">
          <table:table-cell office:value-type="string" calcext:value-type="string">
            <text:p>Huntington Beach</text:p>
          </table:table-cell>
          <table:table-cell office:value-type="currency" office:currency="USD" office:value="44377" calcext:value-type="currency">
            <text:p>$44,377.00</text:p>
          </table:table-cell>
        </table:table-row>
        <table:table-row table:style-name="ro1">
          <table:table-cell office:value-type="string" calcext:value-type="string">
            <text:p>Inglewood</text:p>
          </table:table-cell>
          <table:table-cell office:value-type="currency" office:currency="USD" office:value="46019" calcext:value-type="currency">
            <text:p>$46,019.00</text:p>
          </table:table-cell>
        </table:table-row>
        <table:table-row table:style-name="ro1">
          <table:table-cell office:value-type="string" calcext:value-type="string">
            <text:p>Long Beach</text:p>
          </table:table-cell>
          <table:table-cell office:value-type="currency" office:currency="USD" office:value="33404" calcext:value-type="currency">
            <text:p>$33,404.00</text:p>
          </table:table-cell>
        </table:table-row>
        <table:table-row table:style-name="ro1">
          <table:table-cell office:value-type="string" calcext:value-type="string">
            <text:p>Los Angeles</text:p>
          </table:table-cell>
          <table:table-cell office:value-type="currency" office:currency="USD" office:value="38791" calcext:value-type="currency">
            <text:p>$38,791.00</text:p>
          </table:table-cell>
        </table:table-row>
        <table:table-row table:style-name="ro1">
          <table:table-cell office:value-type="string" calcext:value-type="string">
            <text:p>North Hollywood</text:p>
          </table:table-cell>
          <table:table-cell office:value-type="currency" office:currency="USD" office:value="64068" calcext:value-type="currency">
            <text:p>$64,068.00</text:p>
          </table:table-cell>
        </table:table-row>
        <table:table-row table:style-name="ro1">
          <table:table-cell office:value-type="string" calcext:value-type="string">
            <text:p>Oakland</text:p>
          </table:table-cell>
          <table:table-cell office:value-type="currency" office:currency="USD" office:value="90600" calcext:value-type="currency">
            <text:p>$90,600.00</text:p>
          </table:table-cell>
        </table:table-row>
        <table:table-row table:style-name="ro1">
          <table:table-cell office:value-type="string" calcext:value-type="string">
            <text:p>Pasadena</text:p>
          </table:table-cell>
          <table:table-cell office:value-type="currency" office:currency="USD" office:value="73092" calcext:value-type="currency">
            <text:p>$73,092.00</text:p>
          </table:table-cell>
        </table:table-row>
        <table:table-row table:style-name="ro1">
          <table:table-cell office:value-type="string" calcext:value-type="string">
            <text:p>Petaluma</text:p>
          </table:table-cell>
          <table:table-cell office:value-type="currency" office:currency="USD" office:value="25157" calcext:value-type="currency">
            <text:p>$25,157.00</text:p>
          </table:table-cell>
        </table:table-row>
        <table:table-row table:style-name="ro1">
          <table:table-cell office:value-type="string" calcext:value-type="string">
            <text:p>Riverside</text:p>
          </table:table-cell>
          <table:table-cell office:value-type="currency" office:currency="USD" office:value="13723" calcext:value-type="currency">
            <text:p>$13,723.00</text:p>
          </table:table-cell>
        </table:table-row>
        <table:table-row table:style-name="ro1">
          <table:table-cell office:value-type="string" calcext:value-type="string">
            <text:p>Sacramento</text:p>
          </table:table-cell>
          <table:table-cell office:value-type="currency" office:currency="USD" office:value="40566" calcext:value-type="currency">
            <text:p>$40,566.00</text:p>
          </table:table-cell>
        </table:table-row>
        <table:table-row table:style-name="ro1">
          <table:table-cell office:value-type="string" calcext:value-type="string">
            <text:p>San Diego</text:p>
          </table:table-cell>
          <table:table-cell office:value-type="currency" office:currency="USD" office:value="54988" calcext:value-type="currency">
            <text:p>$54,988.00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currency" office:currency="USD" office:value="80733" calcext:value-type="currency">
            <text:p>$80,733.00</text:p>
          </table:table-cell>
        </table:table-row>
        <table:table-row table:style-name="ro1">
          <table:table-cell office:value-type="string" calcext:value-type="string">
            <text:p>San Jose</text:p>
          </table:table-cell>
          <table:table-cell office:value-type="currency" office:currency="USD" office:value="34657" calcext:value-type="currency">
            <text:p>$34,657.00</text:p>
          </table:table-cell>
        </table:table-row>
        <table:table-row table:style-name="ro1">
          <table:table-cell office:value-type="string" calcext:value-type="string">
            <text:p>Santa Ana</text:p>
          </table:table-cell>
          <table:table-cell office:value-type="currency" office:currency="USD" office:value="32418" calcext:value-type="currency">
            <text:p>$32,418.00</text:p>
          </table:table-cell>
        </table:table-row>
        <table:table-row table:style-name="ro1">
          <table:table-cell office:value-type="string" calcext:value-type="string">
            <text:p>Santa Barbara</text:p>
          </table:table-cell>
          <table:table-cell office:value-type="currency" office:currency="USD" office:value="41095" calcext:value-type="currency">
            <text:p>$41,095.00</text:p>
          </table:table-cell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currency" office:currency="USD" office:value="43950" calcext:value-type="currency">
            <text:p>$43,950.00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currency" office:currency="USD" office:value="20615" calcext:value-type="currency">
            <text:p>$20,615.00</text:p>
          </table:table-cell>
        </table:table-row>
        <table:table-row table:style-name="ro1">
          <table:table-cell office:value-type="string" calcext:value-type="string">
            <text:p>Santa Monica</text:p>
          </table:table-cell>
          <table:table-cell office:value-type="currency" office:currency="USD" office:value="29365" calcext:value-type="currency">
            <text:p>$29,365.00</text:p>
          </table:table-cell>
        </table:table-row>
        <table:table-row table:style-name="ro1">
          <table:table-cell office:value-type="string" calcext:value-type="string">
            <text:p>Stockton</text:p>
          </table:table-cell>
          <table:table-cell office:value-type="currency" office:currency="USD" office:value="39629" calcext:value-type="currency">
            <text:p>$39,629.00</text:p>
          </table:table-cell>
        </table:table-row>
        <table:table-row table:style-name="ro1">
          <table:table-cell office:value-type="string" calcext:value-type="string">
            <text:p>Torrance</text:p>
          </table:table-cell>
          <table:table-cell office:value-type="currency" office:currency="USD" office:value="30339" calcext:value-type="currency">
            <text:p>$30,339.00</text:p>
          </table:table-cell>
        </table:table-row>
        <table:table-row table:style-name="ro1">
          <table:table-cell office:value-type="string" calcext:value-type="string">
            <text:p>Van Nuys</text:p>
          </table:table-cell>
          <table:table-cell office:value-type="currency" office:currency="USD" office:value="25293" calcext:value-type="currency">
            <text:p>$25,293.00</text:p>
          </table:table-cell>
        </table:table-row>
        <table:table-row table:style-name="ro1">
          <table:table-cell office:value-type="string" calcext:value-type="string">
            <text:p>Ventura</text:p>
          </table:table-cell>
          <table:table-cell office:value-type="currency" office:currency="USD" office:value="12855" calcext:value-type="currency">
            <text:p>$12,855.00</text:p>
          </table:table-cell>
        </table:table-row>
        <table:table-row table:style-name="ro1">
          <table:table-cell office:value-type="string" calcext:value-type="string">
            <text:p>Whittier</text:p>
          </table:table-cell>
          <table:table-cell table:style-name="ce9" office:value-type="currency" office:currency="USD" office:value="5141" calcext:value-type="currency">
            <text:p>$5,141.00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currency" office:currency="USD" office:value="1173200" calcext:value-type="currency">
            <text:p>$1,173,200.00</text:p>
          </table:table-cell>
        </table:table-row>
      </table:table>
      <table:named-expressions/>
      <table:database-ranges>
        <table:database-range table:name="__Anonymous_Sheet_DB__0" table:target-range-address="Sheet1.A1:Sheet1.E48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B31" table:buttons="'Pivot Table_Sheet1_1'.A1" table:show-filter-button="false" table:drill-down-on-double-click="false">
          <table:source-cell-range table:cell-range-address="Sheet1.A1:Sheet1.E4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ity" table:orientation="row" table:used-hierarchy="0" table:function="auto">
            <table:data-pilot-level table:show-empty="false" calcext:repeat-item-labels="false">
              <table:data-pilot-members>
                <table:data-pilot-member table:name="Bakersfield" table:display="true" table:show-details="true"/>
                <table:data-pilot-member table:name="Burbank" table:display="true" table:show-details="true"/>
                <table:data-pilot-member table:name="Concord" table:display="true" table:show-details="true"/>
                <table:data-pilot-member table:name="Fresno" table:display="true" table:show-details="true"/>
                <table:data-pilot-member table:name="Fullerton" table:display="true" table:show-details="true"/>
                <table:data-pilot-member table:name="Garden Grove" table:display="true" table:show-details="true"/>
                <table:data-pilot-member table:name="Huntington Beach" table:display="true" table:show-details="true"/>
                <table:data-pilot-member table:name="Inglewood" table:display="true" table:show-details="true"/>
                <table:data-pilot-member table:name="Long Beach" table:display="true" table:show-details="true"/>
                <table:data-pilot-member table:name="Los Angeles" table:display="true" table:show-details="true"/>
                <table:data-pilot-member table:name="North Hollywood" table:display="true" table:show-details="true"/>
                <table:data-pilot-member table:name="Oakland" table:display="true" table:show-details="true"/>
                <table:data-pilot-member table:name="Pasadena" table:display="true" table:show-details="true"/>
                <table:data-pilot-member table:name="Petaluma" table:display="true" table:show-details="true"/>
                <table:data-pilot-member table:name="Riverside" table:display="true" table:show-details="true"/>
                <table:data-pilot-member table:name="Sacramento" table:display="true" table:show-details="true"/>
                <table:data-pilot-member table:name="San Diego" table:display="true" table:show-details="true"/>
                <table:data-pilot-member table:name="San Francisco" table:display="true" table:show-details="true"/>
                <table:data-pilot-member table:name="San Jose" table:display="true" table:show-details="true"/>
                <table:data-pilot-member table:name="Santa Ana" table:display="true" table:show-details="true"/>
                <table:data-pilot-member table:name="Santa Barbara" table:display="true" table:show-details="true"/>
                <table:data-pilot-member table:name="Santa Clara" table:display="true" table:show-details="true"/>
                <table:data-pilot-member table:name="Santa Cruz" table:display="true" table:show-details="true"/>
                <table:data-pilot-member table:name="Santa Monica" table:display="true" table:show-details="true"/>
                <table:data-pilot-member table:name="Stockton" table:display="true" table:show-details="true"/>
                <table:data-pilot-member table:name="Torrance" table:display="true" table:show-details="true"/>
                <table:data-pilot-member table:name="Van Nuys" table:display="true" table:show-details="true"/>
                <table:data-pilot-member table:name="Ventura" table:display="true" table:show-details="true"/>
                <table:data-pilot-member table:name="Whitti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alance" table:orientation="data" table:used-hierarchy="0" table:function="sum">
            <table:data-pilot-level table:show-empty="false" calcext:repeat-item-labels="false">
              <table:data-pilot-members>
                <table:data-pilot-member table:name="$1,016.00" table:display="true" table:show-details="true"/>
                <table:data-pilot-member table:name="$1,467.00" table:display="true" table:show-details="true"/>
                <table:data-pilot-member table:name="$2,359.00" table:display="true" table:show-details="true"/>
                <table:data-pilot-member table:name="$2,669.00" table:display="true" table:show-details="true"/>
                <table:data-pilot-member table:name="$3,572.00" table:display="true" table:show-details="true"/>
                <table:data-pilot-member table:name="$5,141.00" table:display="true" table:show-details="true"/>
                <table:data-pilot-member table:name="$5,872.00" table:display="true" table:show-details="true"/>
                <table:data-pilot-member table:name="$5,892.00" table:display="true" table:show-details="true"/>
                <table:data-pilot-member table:name="$10,976.00" table:display="true" table:show-details="true"/>
                <table:data-pilot-member table:name="$12,855.00" table:display="true" table:show-details="true"/>
                <table:data-pilot-member table:name="$13,723.00" table:display="true" table:show-details="true"/>
                <table:data-pilot-member table:name="$15,231.00" table:display="true" table:show-details="true"/>
                <table:data-pilot-member table:name="$15,851.00" table:display="true" table:show-details="true"/>
                <table:data-pilot-member table:name="$17,398.00" table:display="true" table:show-details="true"/>
                <table:data-pilot-member table:name="$18,182.00" table:display="true" table:show-details="true"/>
                <table:data-pilot-member table:name="$18,601.00" table:display="true" table:show-details="true"/>
                <table:data-pilot-member table:name="$20,615.00" table:display="true" table:show-details="true"/>
                <table:data-pilot-member table:name="$21,936.00" table:display="true" table:show-details="true"/>
                <table:data-pilot-member table:name="$22,549.00" table:display="true" table:show-details="true"/>
                <table:data-pilot-member table:name="$23,228.00" table:display="true" table:show-details="true"/>
                <table:data-pilot-member table:name="$24,187.00" table:display="true" table:show-details="true"/>
                <table:data-pilot-member table:name="$25,157.00" table:display="true" table:show-details="true"/>
                <table:data-pilot-member table:name="$25,293.00" table:display="true" table:show-details="true"/>
                <table:data-pilot-member table:name="$25,511.00" table:display="true" table:show-details="true"/>
                <table:data-pilot-member table:name="$26,201.00" table:display="true" table:show-details="true"/>
                <table:data-pilot-member table:name="$28,297.00" table:display="true" table:show-details="true"/>
                <table:data-pilot-member table:name="$29,365.00" table:display="true" table:show-details="true"/>
                <table:data-pilot-member table:name="$30,168.00" table:display="true" table:show-details="true"/>
                <table:data-pilot-member table:name="$30,339.00" table:display="true" table:show-details="true"/>
                <table:data-pilot-member table:name="$31,949.00" table:display="true" table:show-details="true"/>
                <table:data-pilot-member table:name="$32,418.00" table:display="true" table:show-details="true"/>
                <table:data-pilot-member table:name="$32,850.00" table:display="true" table:show-details="true"/>
                <table:data-pilot-member table:name="$33,404.00" table:display="true" table:show-details="true"/>
                <table:data-pilot-member table:name="$33,641.00" table:display="true" table:show-details="true"/>
                <table:data-pilot-member table:name="$33,882.00" table:display="true" table:show-details="true"/>
                <table:data-pilot-member table:name="$36,185.00" table:display="true" table:show-details="true"/>
                <table:data-pilot-member table:name="$37,270.00" table:display="true" table:show-details="true"/>
                <table:data-pilot-member table:name="$37,324.00" table:display="true" table:show-details="true"/>
                <table:data-pilot-member table:name="$37,824.00" table:display="true" table:show-details="true"/>
                <table:data-pilot-member table:name="$40,110.00" table:display="true" table:show-details="true"/>
                <table:data-pilot-member table:name="$40,566.00" table:display="true" table:show-details="true"/>
                <table:data-pilot-member table:name="$41,095.00" table:display="true" table:show-details="true"/>
                <table:data-pilot-member table:name="$41,143.00" table:display="true" table:show-details="true"/>
                <table:data-pilot-member table:name="$43,950.00" table:display="true" table:show-details="true"/>
                <table:data-pilot-member table:name="$44,377.00" table:display="true" table:show-details="true"/>
                <table:data-pilot-member table:name="$45,467.00" table:display="true" table:show-details="true"/>
                <table:data-pilot-member table:name="$46,094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6T22:09:34.581648013</meta:creation-date>
    <dc:date>2021-10-16T22:23:56.964690033</dc:date>
    <meta:editing-duration>PT2M42S</meta:editing-duration>
    <meta:editing-cycles>1</meta:editing-cycles>
    <meta:document-statistic meta:table-count="2" meta:cell-count="302" meta:object-count="0"/>
    <meta:generator>LibreOffice/7.2.1.2$Linux_X86_64 LibreOffice_project/20$Build-2</meta:generator>
  </office:meta>
</office:document-meta>
</file>